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color="#666666" fo:font-size="9pt" officeooo:rsid="00bbfd1e" officeooo:paragraph-rsid="00bbfd1e" style:font-size-asian="9pt" style:font-size-complex="9pt"/>
    </style:style>
    <style:style style:name="P2" style:family="paragraph" style:parent-style-name="Footer">
      <style:paragraph-properties fo:text-align="end" style:justify-single-word="false"/>
      <style:text-properties fo:color="#666666" fo:font-size="9pt" officeooo:rsid="006891f7" officeooo:paragraph-rsid="006891f7" style:font-size-asian="9pt" style:font-size-complex="9pt"/>
    </style:style>
    <style:style style:name="P3" style:family="paragraph" style:parent-style-name="Text_20_body">
      <style:paragraph-properties fo:text-align="start" style:justify-single-word="false"/>
      <style:text-properties officeooo:rsid="0128672d" officeooo:paragraph-rsid="01295199"/>
    </style:style>
    <style:style style:name="P4" style:family="paragraph" style:parent-style-name="Text_20_body">
      <style:text-properties officeooo:rsid="01295199" officeooo:paragraph-rsid="01295199"/>
    </style:style>
    <style:style style:name="P5" style:family="paragraph" style:parent-style-name="Subtitle">
      <style:text-properties officeooo:rsid="01281955" officeooo:paragraph-rsid="01281955"/>
    </style:style>
    <style:style style:name="P6" style:family="paragraph" style:parent-style-name="Standard">
      <style:paragraph-properties fo:text-align="center" style:justify-single-word="false"/>
      <style:text-properties officeooo:rsid="00d000b6" officeooo:paragraph-rsid="012d05b7"/>
    </style:style>
    <style:style style:name="P7" style:family="paragraph" style:parent-style-name="Heading_20_1">
      <style:text-properties officeooo:rsid="0128672d" officeooo:paragraph-rsid="0128672d"/>
    </style:style>
    <style:style style:name="P8" style:family="paragraph" style:parent-style-name="Title">
      <style:text-properties officeooo:rsid="012d05b7" officeooo:paragraph-rsid="012d05b7"/>
    </style:style>
    <style:style style:name="P9" style:family="paragraph" style:parent-style-name="Heading_20_2">
      <style:text-properties officeooo:rsid="01295199" officeooo:paragraph-rsid="01295199"/>
    </style:style>
    <style:style style:name="P10" style:family="paragraph" style:parent-style-name="Contents_20_1">
      <style:paragraph-properties>
        <style:tab-stops>
          <style:tab-stop style:position="0.499cm"/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0.801cm"/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start" style:justify-single-word="false"/>
      <style:text-properties officeooo:rsid="01295199" officeooo:paragraph-rsid="01295199"/>
    </style:style>
    <style:style style:name="T1" style:family="text">
      <style:text-properties officeooo:rsid="0128672d"/>
    </style:style>
    <style:style style:name="T2" style:family="text">
      <style:text-properties officeooo:rsid="01295199"/>
    </style:style>
    <style:style style:name="T3" style:family="text">
      <style:text-properties officeooo:rsid="012c74da"/>
    </style:style>
    <style:style style:name="T4" style:family="text">
      <style:text-properties officeooo:rsid="00d05e0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."/>
      </text:sequence-decls>
      <text:p text:style-name="P8">Randomizer</text:p>
      <text:p text:style-name="P5"/>
      <text:p text:style-name="P6">Tobias Mächtel, <text:span text:style-name="T4">Dennis Kiefer</text:span></text:p>
      <text:table-of-content text:style-name="Sect1" text:protected="true" text:name="Table of Content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8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0"><text:a xlink:type="simple" xlink:href="#__RefHeading___Toc713_21804075" text:style-name="Index_20_Link" text:visited-style-name="Index_20_Link">1 <text:tab/>Randomizer Hauptseite<text:tab/>2</text:a></text:p>
          <text:p text:style-name="P11"><text:a xlink:type="simple" xlink:href="#__RefHeading___Toc248_2177837841" text:style-name="Index_20_Link" text:visited-style-name="Index_20_Link">1.1 <text:tab/>Datenerfassung<text:tab/>2</text:a></text:p>
          <text:p text:style-name="P11"><text:a xlink:type="simple" xlink:href="#__RefHeading___Toc250_2177837841" text:style-name="Index_20_Link" text:visited-style-name="Index_20_Link">1.2 <text:tab/>Datenauswertung und Ausgabe<text:tab/>2</text:a></text:p>
          <text:p text:style-name="P11"><text:a xlink:type="simple" xlink:href="#__RefHeading___Toc252_2177837841" text:style-name="Index_20_Link" text:visited-style-name="Index_20_Link">1.3 <text:tab/>Liste leeren<text:tab/>2</text:a></text:p>
        </text:index-body>
      </text:table-of-content>
      <text:h text:style-name="P7" text:outline-level="1"><text:bookmark-start text:name="__RefHeading___Toc713_21804075"/><text:span text:style-name="T3">Randomizer Hauptseite</text:span><text:bookmark-end text:name="__RefHeading___Toc713_21804075"/></text:h>
      <text:h text:style-name="P9" text:outline-level="2"><text:bookmark-start text:name="__RefHeading___Toc248_2177837841"/>Datenerfassung<text:bookmark-end text:name="__RefHeading___Toc248_2177837841"/></text:h>
      <text:p text:style-name="P3">- <text:span text:style-name="T2">Zu Beginn werden im Textfeld Eingaben getätigt und mit dem „Speichern“ Button bestätigt.</text:span></text:p>
      <text:p text:style-name="P12">- Nun sollte der erfasste Text in der Liste darunter erscheinen. Der Neuste Eintrag steht immer an letzter Stelle.</text:p>
      <text:h text:style-name="P9" text:outline-level="2"><text:bookmark-start text:name="__RefHeading___Toc250_2177837841"/>Datenauswertung und Ausgabe<text:bookmark-end text:name="__RefHeading___Toc250_2177837841"/></text:h>
      <text:p text:style-name="P3">- <text:span text:style-name="T2">Sind mindestens zwei Listeneinträge erfasst, erscheint der „Generate“ Button.</text:span></text:p>
      <text:p text:style-name="P12">- Durch das klicken auf den Button, wird ein zufällig ausgewählter Listeneintrag unterhalb des Buttons ausgegeben.</text:p>
      <text:h text:style-name="P9" text:outline-level="2"><text:bookmark-start text:name="__RefHeading___Toc252_2177837841"/>Liste leeren<text:bookmark-end text:name="__RefHeading___Toc252_2177837841"/></text:h>
      <text:p text:style-name="P4">- Nach Erfassen des ersten Listeneintrags, erscheint oberhalb des „Generate“ Buttons ein „Liste leeren“ Button.</text:p>
      <text:p text:style-name="P4">- Bei betätigen des Buttons, sollen alle bereits vorhanden Listeneinträge gelösch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line-height="115%" fo:hyphenation-ladder-count="no-limit" style:page-number="auto"/>
      <style:text-properties style:font-name="Liberation Sans1" fo:font-family="'Liberation Sans'" style:font-style-name="Regular" style:font-family-generic="swiss" style:font-pitch="variable" fo:font-size="10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loext:contextual-spacing="false" fo:line-height="130%" fo:text-align="justify" style:justify-single-word="false" fo:hyphenation-ladder-count="no-limit" style:register-true="true" style:page-number="auto" style:writing-mode="page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8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 style:writing-mode="page"/>
      <style:text-properties fo:font-size="15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fo:font-variant="normal" fo:text-transform="none" style:use-window-font-color="true" fo:font-size="12pt" fo:font-style="normal" fo:text-shadow="none" fo:font-weight="bold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.5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loext:contextual-spacing="tru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font-size="10pt" fo:font-weight="bold" style:font-size-asian="101%" style:font-weight-asian="bold" style:font-size-complex="101%" style:font-weight-complex="600"/>
    </style:style>
    <style:style style:name="Aufzählung_20_ohne_20_Abstand" style:display-name="Aufzählung ohne Abstand" style:family="paragraph" style:parent-style-name="Text_20_body" style:master-page-name="">
      <style:paragraph-properties fo:margin-top="0cm" fo:margin-bottom="0.25cm" loext:contextual-spacing="true" style:page-number="auto"/>
      <style:text-properties style:font-size-asian="10.5pt"/>
    </style:style>
    <style:style style:name="Sub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/>
      <style:text-properties fo:color="#0066cc" fo:font-size="14pt" fo:text-shadow="1pt 1pt" style:font-size-asian="18pt" style:font-size-complex="18pt"/>
    </style:style>
    <style:style style:name="Abb." style:family="paragraph" style:parent-style-name="Caption">
      <style:paragraph-properties style:writing-mode="page"/>
      <style:text-properties fo:font-size="8pt" fo:font-style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Items" style:display-name="List Items" style:family="paragraph" style:parent-style-name="Text_20_body">
      <style:paragraph-properties fo:margin-top="0cm" fo:margin-bottom="0.25cm" loext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2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fo:font-size="9pt" officeooo:rsid="00bbfd1e" officeooo:paragraph-rsid="00bbfd1e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fo:color="#666666" fo:font-size="9pt" officeooo:rsid="006891f7" officeooo:paragraph-rsid="006891f7" style:font-size-asian="9pt" style:font-size-complex="9pt"/>
    </style:style>
    <style:style style:name="MT1" style:family="text">
      <style:text-properties officeooo:rsid="012867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estdokumentation</text:span> für das Programmierprojekt in der Vorlesung „Webprogrammierung“</text:p>
      </style:header>
      <style:footer>
        <text:p text:style-name="MP2">Seite <text:page-number text:select-page="current">2</text:page-number><text:s/>von <text:page-count>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chulmeister</meta:initial-creator>
    <meta:creation-date>2016-10-17T00:04:25.755310418</meta:creation-date>
    <dc:date>2018-11-16T14:43:13.359981415</dc:date>
    <meta:editing-duration>PT11H32M22S</meta:editing-duration>
    <meta:editing-cycles>263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19" meta:word-count="132" meta:character-count="933" meta:non-whitespace-character-count="820"/>
  </office:meta>
</office:document-meta>
</file>